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30000003A0E7E1AA82AAA25A94.png" manifest:media-type="image/png"/>
  <manifest:file-entry manifest:full-path="Pictures/1000000100000554000004B0F1BC4761BFEE4829.png" manifest:media-type="image/png"/>
  <manifest:file-entry manifest:full-path="Pictures/10000001000003B00000030A5D0065FD6B0CB779.png" manifest:media-type="image/png"/>
  <manifest:file-entry manifest:full-path="Pictures/100000010000026E000002580B19B2A2AD14C8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526cm" svg:y="7.685cm" svg:width="10.705cm" svg:height="9.202cm" draw:z-index="0"><draw:image xlink:href="Pictures/100000010000026E000002580B19B2A2AD14C875.png" xlink:type="simple" xlink:show="embed" xlink:actuate="onLoad" draw:mime-type="image/png"/></draw:frame><draw:frame draw:style-name="fr1" draw:name="Image3" text:anchor-type="char" svg:x="2.789cm" svg:y="0.032cm" svg:width="9.118cm" svg:height="7.514cm" draw:z-index="1"><draw:image xlink:href="Pictures/10000001000003B00000030A5D0065FD6B0CB779.png" xlink:type="simple" xlink:show="embed" xlink:actuate="onLoad" draw:mime-type="image/png"/></draw:frame><draw:frame draw:style-name="fr1" draw:name="Image2" text:anchor-type="char" svg:x="13.926cm" svg:y="-0.102cm" svg:width="10.94cm" svg:height="9.724cm" draw:z-index="2"><draw:image xlink:href="Pictures/1000000100000554000004B0F1BC4761BFEE4829.png" xlink:type="simple" xlink:show="embed" xlink:actuate="onLoad" draw:mime-type="image/png"/></draw:frame><draw:frame draw:style-name="fr1" draw:name="Image4" text:anchor-type="char" svg:x="14.938cm" svg:y="10.552cm" svg:width="8.615cm" svg:height="5.046cm" draw:z-index="3"><draw:image xlink:href="Pictures/1000000100000630000003A0E7E1AA82AAA25A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8:48:12.951409283</meta:creation-date>
    <dc:date>2025-03-12T23:28:54.127522078</dc:date>
    <meta:editing-duration>PT5M48S</meta:editing-duration>
    <meta:editing-cycles>6</meta:editing-cycles>
    <meta:generator>LibreOffice/7.3.1.3$MacOSX_AARCH64 LibreOffice_project/a69ca51ded25f3eefd52d7bf9a5fad8c90b87951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